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0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asured</text:p>
          </table:table-cell>
          <table:table-cell office:value-type="string">
            <text:p>resistance</text:p>
          </table:table-cell>
          <table:table-cell office:value-type="string">
            <text:p>optimized voltage</text:p>
          </table:table-cell>
        </table:table-row>
        <table:table-row table:style-name="ro2">
          <table:table-cell table:style-name="ce1"/>
          <table:table-cell/>
          <table:table-cell office:value-type="float" office:value="330">
            <text:p>330</text:p>
          </table:table-cell>
        </table:table-row>
        <table:table-row table:style-name="ro2">
          <table:table-cell table:style-name="ce1" office:value-type="float" office:value="1.44">
            <text:p>1,44</text:p>
          </table:table-cell>
          <table:table-cell table:formula="of:=470*[.A3]/(5.04-[.A3])" office:value-type="float" office:value="188">
            <text:p>188</text:p>
          </table:table-cell>
          <table:table-cell table:formula="of:=5.04*[.B3]/([.$C$2]+[.B3])" office:value-type="float" office:value="1.82918918918919">
            <text:p>1,8291891892</text:p>
          </table:table-cell>
        </table:table-row>
        <table:table-row table:style-name="ro2">
          <table:table-cell office:value-type="float" office:value="2.24">
            <text:p>2,24</text:p>
          </table:table-cell>
          <table:table-cell table:formula="of:=470*[.A4]/(5.04-[.A4])" office:value-type="float" office:value="376">
            <text:p>376</text:p>
          </table:table-cell>
          <table:table-cell table:formula="of:=5.04*[.B4]/([.$C$2]+[.B4])" office:value-type="float" office:value="2.68419263456091">
            <text:p>2,6841926346</text:p>
          </table:table-cell>
        </table:table-row>
        <table:table-row table:style-name="ro2">
          <table:table-cell office:value-type="float" office:value="2.48">
            <text:p>2,48</text:p>
          </table:table-cell>
          <table:table-cell table:formula="of:=470*[.A5]/(5.04-[.A5])" office:value-type="float" office:value="455.3125">
            <text:p>455,3125</text:p>
          </table:table-cell>
          <table:table-cell table:formula="of:=5.04*[.B5]/([.$C$2]+[.B5])" office:value-type="float" office:value="2.92211699164345">
            <text:p>2,9221169916</text:p>
          </table:table-cell>
        </table:table-row>
        <table:table-row table:style-name="ro2">
          <table:table-cell office:value-type="float" office:value="2.72">
            <text:p>2,72</text:p>
          </table:table-cell>
          <table:table-cell table:formula="of:=470*[.A6]/(5.04-[.A6])" office:value-type="float" office:value="551.034482758621">
            <text:p>551,0344827586</text:p>
          </table:table-cell>
          <table:table-cell table:formula="of:=5.04*[.B6]/([.$C$2]+[.B6])" office:value-type="float" office:value="3.15221917808219">
            <text:p>3,1522191781</text:p>
          </table:table-cell>
        </table:table-row>
        <table:table-row table:style-name="ro2">
          <table:table-cell office:value-type="float" office:value="3.04">
            <text:p>3,04</text:p>
          </table:table-cell>
          <table:table-cell table:formula="of:=470*[.A7]/(5.04-[.A7])" office:value-type="float" office:value="714.4">
            <text:p>714,4</text:p>
          </table:table-cell>
          <table:table-cell table:formula="of:=5.04*[.B7]/([.$C$2]+[.B7])" office:value-type="float" office:value="3.44750670241287">
            <text:p>3,4475067024</text:p>
          </table:table-cell>
        </table:table-row>
        <table:table-row table:style-name="ro2">
          <table:table-cell office:value-type="float" office:value="3.12">
            <text:p>3,12</text:p>
          </table:table-cell>
          <table:table-cell table:formula="of:=470*[.A8]/(5.04-[.A8])" office:value-type="float" office:value="763.75">
            <text:p>763,75</text:p>
          </table:table-cell>
          <table:table-cell table:formula="of:=5.04*[.B8]/([.$C$2]+[.B8])" office:value-type="float" office:value="3.51936">
            <text:p>3,51936</text:p>
          </table:table-cell>
        </table:table-row>
        <table:table-row table:style-name="ro2">
          <table:table-cell office:value-type="float" office:value="3.68">
            <text:p>3,68</text:p>
          </table:table-cell>
          <table:table-cell table:formula="of:=470*[.A9]/(5.04-[.A9])" office:value-type="float" office:value="1271.76470588235">
            <text:p>1271,7647058824</text:p>
          </table:table-cell>
          <table:table-cell table:formula="of:=5.04*[.B9]/([.$C$2]+[.B9])" office:value-type="float" office:value="4.00164524421594">
            <text:p>4,0016452442</text:p>
          </table:table-cell>
        </table:table-row>
        <table:table-row table:style-name="ro2">
          <table:table-cell office:value-type="float" office:value="4.16">
            <text:p>4,16</text:p>
          </table:table-cell>
          <table:table-cell table:formula="of:=470*[.A10]/(5.04-[.A10])" office:value-type="float" office:value="2221.81818181818">
            <text:p>2221,8181818182</text:p>
          </table:table-cell>
          <table:table-cell table:formula="of:=5.04*[.B10]/([.$C$2]+[.B10])" office:value-type="float" office:value="4.38822942643392">
            <text:p>4,3882294264</text:p>
          </table:table-cell>
        </table:table-row>
        <table:table-row table:style-name="ro2">
          <table:table-cell office:value-type="float" office:value="5.039">
            <text:p>5,039</text:p>
          </table:table-cell>
          <table:table-cell table:formula="of:=470*[.A11]/(5.04-[.A11])" office:value-type="float" office:value="2368329.99999921">
            <text:p>2368329,99999921</text:p>
          </table:table-cell>
          <table:table-cell table:formula="of:=5.04*[.B11]/([.$C$2]+[.B11])" office:value-type="float" office:value="5.03929783084107">
            <text:p>5,039297830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1:Tabelle1.B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28.01.2017</text:date>, <text:time>19:44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9:23:49.17</meta:creation-date>
    <dc:date>2017-01-28T19:44:26.46</dc:date>
    <meta:editing-duration>PT4M56S</meta:editing-duration>
    <meta:editing-cycles>2</meta:editing-cycles>
    <meta:generator>OpenOffice/4.1.1$Win32 OpenOffice.org_project/411m6$Build-9775</meta:generator>
    <meta:document-statistic meta:table-count="3" meta:cell-count="31" meta:object-count="0"/>
  </office:meta>
</office:document-meta>
</file>